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b12ca" officeooo:paragraph-rsid="001b12ca"/>
    </style:style>
    <style:style style:name="P2" style:family="paragraph" style:parent-style-name="Heading_20_1">
      <style:text-properties officeooo:rsid="002ab2e8" officeooo:paragraph-rsid="002ab2e8"/>
    </style:style>
    <style:style style:name="P3" style:family="paragraph" style:parent-style-name="Text_20_body">
      <style:text-properties officeooo:rsid="001c4390" officeooo:paragraph-rsid="001c4390"/>
    </style:style>
    <style:style style:name="P4" style:family="paragraph" style:parent-style-name="Text_20_body">
      <style:text-properties officeooo:paragraph-rsid="002ab2e8"/>
    </style:style>
    <style:style style:name="P5" style:family="paragraph" style:parent-style-name="Text_20_body">
      <style:text-properties officeooo:rsid="00387c86" officeooo:paragraph-rsid="00387c86"/>
    </style:style>
    <style:style style:name="P6" style:family="paragraph" style:parent-style-name="Text_20_body">
      <style:text-properties officeooo:rsid="003a37d8" officeooo:paragraph-rsid="003a37d8"/>
    </style:style>
    <style:style style:name="P7" style:family="paragraph" style:parent-style-name="Text_20_body">
      <style:text-properties officeooo:rsid="0043e0b7" officeooo:paragraph-rsid="0043e0b7"/>
    </style:style>
    <style:style style:name="P8" style:family="paragraph" style:parent-style-name="Text_20_body">
      <style:text-properties officeooo:rsid="004702e0" officeooo:paragraph-rsid="004702e0"/>
    </style:style>
    <style:style style:name="P9" style:family="paragraph" style:parent-style-name="Text_20_body">
      <style:text-properties officeooo:rsid="005215e7" officeooo:paragraph-rsid="005215e7"/>
    </style:style>
    <style:style style:name="P10" style:family="paragraph" style:parent-style-name="Text_20_body">
      <style:text-properties officeooo:rsid="00587c92" officeooo:paragraph-rsid="00587c92"/>
    </style:style>
    <style:style style:name="T1" style:family="text">
      <style:text-properties officeooo:rsid="002ad706"/>
    </style:style>
    <style:style style:name="T2" style:family="text">
      <style:text-properties officeooo:rsid="002c24ae"/>
    </style:style>
    <style:style style:name="T3" style:family="text">
      <style:text-properties officeooo:rsid="00336801"/>
    </style:style>
    <style:style style:name="T4" style:family="text">
      <style:text-properties officeooo:rsid="00349efe"/>
    </style:style>
    <style:style style:name="T5" style:family="text">
      <style:text-properties officeooo:rsid="00369ce1"/>
    </style:style>
    <style:style style:name="T6" style:family="text">
      <style:text-properties officeooo:rsid="003a10c4"/>
    </style:style>
    <style:style style:name="T7" style:family="text">
      <style:text-properties officeooo:rsid="003c7b4f"/>
    </style:style>
    <style:style style:name="T8" style:family="text">
      <style:text-properties officeooo:rsid="003d949e"/>
    </style:style>
    <style:style style:name="T9" style:family="text">
      <style:text-properties officeooo:rsid="003df4a5"/>
    </style:style>
    <style:style style:name="T10" style:family="text">
      <style:text-properties officeooo:rsid="00451193"/>
    </style:style>
    <style:style style:name="T11" style:family="text">
      <style:text-properties officeooo:rsid="00488ad2"/>
    </style:style>
    <style:style style:name="T12" style:family="text">
      <style:text-properties officeooo:rsid="00499a74"/>
    </style:style>
    <style:style style:name="T13" style:family="text">
      <style:text-properties officeooo:rsid="005558c2"/>
    </style:style>
    <style:style style:name="T14" style:family="text">
      <style:text-properties officeooo:rsid="0055c142"/>
    </style:style>
    <style:style style:name="T15" style:family="text">
      <style:text-properties officeooo:rsid="0056aa4f"/>
    </style:style>
    <style:style style:name="T16" style:family="text">
      <style:text-properties officeooo:rsid="005914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ct Oasis Devlog</text:p>
      <text:h text:style-name="P1" text:outline-level="1">Entry 1</text:h>
      <text:p text:style-name="P3">I started the project by setting up the Github and Unity project, <text:span text:style-name="T1">as the only programmer working on the project I will have the most access to the project and as such need a way to backup and centralize the work, so that I can pull art assets and implement them as is needed. </text:span><text:span text:style-name="T2">It is also useful as I will need to work from both home and college across multiple machines, </text:span><text:span text:style-name="T3">which mea</text:span><text:span text:style-name="T4">ns I have to be able to update my work easily, </text:span><text:span text:style-name="T5">G</text:span><text:span text:style-name="T4">ithub provides this.</text:span></text:p>
      <text:p text:style-name="P6">After setting up the empty Unity project, <text:span text:style-name="T7">I imported a few essential packages from the Unity repository and asset store, I imported Lean Tween (mainly for smoothly tweening UI elements), a camera shaker, </text:span><text:span text:style-name="T8">Unity’s newer input system </text:span><text:span text:style-name="T9">and TextMeshPro for clean looking text.</text:span></text:p>
      <text:p text:style-name="P5">Since we are building the project from scratch the first thing I decided to make was a level with just a floor and a capsule, I then <text:span text:style-name="T6">created some basic character movement.</text:span></text:p>
      <text:h text:style-name="P2" text:outline-level="1">Entry 2</text:h>
      <text:p text:style-name="P7">The first major system I have started on the project is the combat system, since the game is supposed to be a hack ‘n slash the combat must be fast and easy to use, featuring attacks on cooldowns. <text:span text:style-name="T10">I first worked on melee attacks, which weren't so hard to create, in the future id add weapons to use this attacks properly, but for now I just added a primary and secondary attack for the player, making it easy to test.</text:span></text:p>
      <text:p text:style-name="P8">A problem I found was with just using regular classes for attacks, this mean that every time I wanted to recreate a specific attack id have to pull up and put in the attack values again, this made <text:span text:style-name="T11">i</text:span><text:span text:style-name="T12">t</text:span> inconvenient, after some research I found that ScriptableObjects could be used to create assets out of custom classes that are just saved as assets, meaning I could drag them into the player script from the project files.</text:p>
      <text:p text:style-name="P9">Alongside th<text:span text:style-name="T13">is attack system I added some basic enemies, which were </text:span><text:span text:style-name="T14">also capsules, a problem I found here was that </text:span><text:span text:style-name="T15">It was difficult to tell the player from the enemies, to fix this I created a couple of materials, which were just red and green, and applied them to the green to the player and the red to the enemies.</text:span></text:p>
      <text:p text:style-name="P10">With the enemies I also added a damage popup, which was just some red text that moved up, scaled down and disappeared after a few seconds <text:span text:style-name="T16">using LeanTween.</text:span></text:p>
      <text:h text:style-name="P2" text:outline-level="1">Entry 3</text:h>
      <text:p text:style-name="P4"/>
      <text:h text:style-name="P2" text:outline-level="1">Entry 4</text:h>
      <text:p text:style-name="P4"/>
      <text:h text:style-name="P2" text:outline-level="1"><text:soft-page-break/>Entry 5</text:h>
      <text:p text:style-name="P4"/>
      <text:h text:style-name="P2" text:outline-level="1">Entry 6</text:h>
      <text:p text:style-name="P4"/>
      <text:h text:style-name="P2" text:outline-level="1">Entry 7</text:h>
      <text:p text:style-name="P4"/>
      <text:h text:style-name="P2" text:outline-level="1">Entry 8</text:h>
      <text:p text:style-name="P4"/>
      <text:h text:style-name="P2" text:outline-level="1">Entry 9</text:h>
      <text:p text:style-name="P4"/>
      <text:h text:style-name="P2" text:outline-level="1">Entry 10</text:h>
      <text:p text:style-name="P4"/>
      <text:h text:style-name="P2" text:outline-level="1">Entry 11</text:h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7T09:14:50.370068241</meta:creation-date>
    <meta:generator>LibreOffice/6.4.7.2$Linux_X86_64 LibreOffice_project/40$Build-2</meta:generator>
    <dc:date>2022-05-27T12:03:59.412135159</dc:date>
    <meta:editing-duration>PT2H17M33S</meta:editing-duration>
    <meta:editing-cycles>30</meta:editing-cycles>
    <meta:document-statistic meta:table-count="0" meta:image-count="0" meta:object-count="0" meta:page-count="2" meta:paragraph-count="19" meta:word-count="431" meta:character-count="2295" meta:non-whitespace-character-count="1883"/>
  </office:meta>
</office:document-meta>
</file>